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double #000000" style:border-line-width-bottom="0.26pt 0.26pt 0.51pt" fo:border-left="none" fo:border-right="0.99pt double #000000" style:border-line-width-right="0.26pt 0.26pt 0.51pt" fo:border-top="none"/>
    </style:style>
    <style:style style:name="ce2" style:family="table-cell" style:parent-style-name="Default">
      <style:table-cell-properties fo:border-bottom="none" fo:border-left="none" fo:border-right="0.99pt double #000000" style:border-line-width-right="0.26pt 0.26pt 0.51pt" fo:border-top="none"/>
    </style:style>
    <style:style style:name="ce3" style:family="table-cell" style:parent-style-name="Default">
      <style:table-cell-properties fo:border-bottom="0.99pt double #000000" style:border-line-width-bottom="0.26pt 0.26pt 0.51pt" style:text-align-source="fix" style:repeat-content="false" fo:border-left="none" fo:border-right="none" fo:border-top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10" table:default-cell-style-name="ce4"/>
        <table:table-column table:style-name="co1" table:default-cell-style-name="ce5"/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дз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дз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дз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дз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дз</text:p>
          </table:table-cell>
          <table:table-cell table:style-name="ce3" office:value-type="string" calcext:value-type="string">
            <text:p>Итого</text:p>
          </table:table-cell>
        </table:table-row>
        <table:table-row table:style-name="ro1">
          <table:table-cell office:value-type="string" calcext:value-type="string">
            <text:p>Барыкина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2:.K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Даниленко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8" table:formula="of:=SUM([.B3:.K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Егоренко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SUM([.B4:.K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Лыги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8" table:formula="of:=SUM([.B5:.K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Малыги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([.B6:.K6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Машрапов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8" table:formula="of:=SUM([.B7:.K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Носуля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([.B8:.K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Пак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8" table:formula="of:=SUM([.B9:.K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етросов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10:.K1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Пимки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8" table:formula="of:=SUM([.B11:.K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Поляков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([.B12:.K12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Пронина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7" office:value-type="float" office:value="3" calcext:value-type="float">
            <text:p>3</text:p>
          </table:table-cell>
          <table:table-cell table:style-name="ce6"/>
          <table:table-cell table:style-name="ce7" office:value-type="float" office:value="2" calcext:value-type="float">
            <text:p>2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9" table:formula="of:=SUM([.B13:.K13])" office:value-type="float" office:value="14" calcext:value-type="float">
            <text:p>14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0:57:23.975612458</meta:creation-date>
    <dc:date>2016-10-29T11:55:49.392086776</dc:date>
    <meta:editing-duration>PT38M5S</meta:editing-duration>
    <meta:editing-cycles>1</meta:editing-cycles>
    <meta:document-statistic meta:table-count="1" meta:cell-count="85" meta:object-count="0"/>
    <meta:generator>LibreOffice/5.1.4.2$Linux_X86_64 LibreOffice_project/10m0$Build-2</meta:generator>
  </office:meta>
</office:document-meta>
</file>